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pServiceAssemblyTask.doExecute( AdminCommandsServiceMBean a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pServiceAssemblyTask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ServiceAssemblyTask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